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3e54b" officeooo:paragraph-rsid="0003e54b" style:font-size-asian="10.5pt" style:font-size-complex="10.5pt"/>
    </style:style>
    <style:style style:name="P2" style:family="paragraph" style:parent-style-name="Standard">
      <style:text-properties fo:font-size="10pt" officeooo:rsid="0003e54b" officeooo:paragraph-rsid="0003e54b" style:font-size-asian="10pt" style:font-size-complex="10pt"/>
    </style:style>
    <style:style style:name="P3" style:family="paragraph" style:parent-style-name="Standard">
      <style:text-properties fo:font-size="10pt" officeooo:rsid="0003e54b" officeooo:paragraph-rsid="0003e54b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Beta \in [−1, 1] is called the skewness parameter. In this context the usual skewness is not well defined, as for <text:line-break/>alpha &lt; 2 the distribution does not admit 2nd or higher moments, and the usual skewness definition is the 3rd central moment.</text:p>
      <text:p text:style-name="P1"/>
      <text:p text:style-name="P1">2. No, they have to be independent and alpha parameter has to be the same</text:p>
      <text:p text:style-name="P1"/>
      <text:p text:style-name="P1">3.</text:p>
      <text:p text:style-name="P1">GCLT </text:p>
      <text:p text:style-name="P1">- 1 &lt; alpha &lt; 2</text:p>
      <text:p text:style-name="P1">- uses other distr. with heavy tails, eg. Pareto</text:p>
      <text:p text:style-name="P1">- approximation</text:p>
      <text:p text:style-name="P1">- summation slows it down and can produce large numbers</text:p>
      <text:p text:style-name="P1"/>
      <text:p text:style-name="P1">CMS algorithm</text:p>
      <text:p text:style-name="P1">- 0 &lt; alpha &lt;= 2</text:p>
      <text:p text:style-name="P1">- we simulate X~S_alpha (1, beta, 0) and then multiply by sigma and add mu</text:p>
      <text:p text:style-name="P1">- different formulas for alpha = 1 and alpha != 1</text:p>
      <text:p text:style-name="P1">- uses other distr. - uniform, exponential</text:p>
      <text:p text:style-name="P1">- no loops, but lots of calculations of trigonometric functions</text:p>
      <text:p text:style-name="P1"/>
      <text:p text:style-name="P1">Series representation</text:p>
      <text:p text:style-name="P1">- 0 &lt; alpha &lt; 2</text:p>
      <text:p text:style-name="P1">- truncation of sum from inf to some const M, so approx.</text:p>
      <text:p text:style-name="P1">- uses other distr. </text:p>
      <text:p text:style-name="P1">- produces only symmetrical r.v. (beta=0, sigma=0)</text:p>
      <text:p text:style-name="P1"/>
      <text:p text:style-name="P1">4. </text:p>
      <text:p text:style-name="P1">integral (spectral) representation</text:p>
      <text:p text:style-name="P1">- approx. 1 - truncated interval from R to [M1, M2]</text:p>
      <text:p text:style-name="P1">- approx. 2 - sum instead of integral</text:p>
      <text:p text:style-name="P1">- time consuming - lots of calc. on f(s) and ksi_i</text:p>
      <text:p text:style-name="P1"/>
      <text:p text:style-name="P1">series representation</text:p>
      <text:p text:style-name="P1">- exact series formula</text:p>
      <text:p text:style-name="P1">- approx. - truncated sum from [1,inf) to [1,M)</text:p>
      <text:p text:style-name="P1"/>
      <text:p text:style-name="P1">5. </text:p>
      <text:p text:style-name="P1">Hosking, Cholesky, Davies and Harte</text:p>
      <text:p text:style-name="P1"/>
      <text:p text:style-name="P1">6. <text:s/>(If it's concentrated on a unit sphere, then ) ?</text:p>
      <text:p text:style-name="P1">(X1, .., Xd) can be expressed as a linear transformation of independent alpha-stable random variables.</text:p>
      <text:p text:style-name="P1"/>
      <text:p text:style-name="P1">7. - na kartce</text:p>
      <text:p text:style-name="P1">it's a symmetric stable vector</text:p>
      <text:p text:style-name="P3"/>
      <text:p text:style-name="P1">8. <text:s/>No, only when covariance matrix is positive and symmetric???</text:p>
      <text:p text:style-name="P1"/>
      <text:p text:style-name="P1">9. Davies and Harte method produces increments.</text:p>
      <text:p text:style-name="P1"/>
      <text:p text:style-name="P1">10. <text:s/>positive semi-definite and symmetric.</text:p>
      <text:p text:style-name="P1"/>
      <text:p text:style-name="P1">11. We have self-similar process with stationary increments with Hurst index H &gt; 0.5. Then it's increments create a stationary long range dependence sequence.</text:p>
      <text:p text:style-name="P1"/>
      <text:p text:style-name="P1">13. To simulate general Levy process, algorithm for a-stable Levy motion can be extended. We only need to identify the distribution of increments ksi_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3:03:26.552517490</meta:creation-date>
    <dc:date>2017-06-08T23:06:24.073268760</dc:date>
    <meta:editing-duration>PT2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330" meta:character-count="1840" meta:non-whitespace-character-count="1539"/>
  </office:meta>
</office:document-meta>
</file>